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3928545482539278174"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657692390357881603"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1798942310985794783"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7187486025037793147" text:style-name="L4">
        <text:list-item>
          <text:p text:style-name="P5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4">Continue adjusting the speed so HR stays near 142. <text:s/>Also continue taking splits for each mile and remembering HR at the end of each mile. <text:s/>Stop running after a mile split goes above 9:30. <text:s/></text:p>
        </text:list-item>
        <text:list-item>
          <text:p text:style-name="P5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
      <text:p text:style-name="P10"><text:soft-page-break/>Sat Feb 15, 2020 <text:span text:style-name="T1">3 miles</text:span> <text:s/></text:p>
      <text:p text:style-name="P10">I ran 3 miles on the Wise Center indoor track.</text:p>
      <text:p text:style-name="P10">Splits: 10:45, 10:16, 9:56</text:p>
      <text:p text:style-name="P10"/>
      <text:p text:style-name="P10">Sun Feb 16, 2020 <text:span text:style-name="T1">3 miles</text:span> <text:s/></text:p>
      <text:p text:style-name="P10">I ran 3 miles on the Wise Center indoor track.</text:p>
      <text:p text:style-name="P10">Splits: 10:33, 10:24, 9:50</text:p>
      <text:p text:style-name="P10"/>
      <text:p text:style-name="P10">Mon Feb 16, 2020 <text:span text:style-name="T1">8 miles total, <text:s/>run: 4.7 miles, walk: 3.3 miles</text:span></text:p>
      <text:p text:style-name="P10"><text:span text:style-name="T1">Warm up: </text:span>½ mile to the Wise Center</text:p>
      <text:p text:style-name="P7">Run and walk 7 miles on the indoor track: <text:s/><text:span text:style-name="T2">I walked about 0.2 miles and ran about 0.3 miles during each half mile and averaged 12:45/mile. <text:s/>Walking pace about 15:30/mile and running pace about 11:00/mile.</text:span></text:p>
      <text:p text:style-name="P7">Warm down:<text:span text:style-name="T2"> <text:s/>½ mile walk</text:span></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17T13:21:01.58</dc:date>
    <dc:creator>James Lombardi</dc:creator>
    <meta:editing-duration>P2DT1H41M15S</meta:editing-duration>
    <meta:editing-cycles>270</meta:editing-cycles>
    <meta:generator>OpenOffice/4.1.2$Win32 OpenOffice.org_project/412m3$Build-9782</meta:generator>
    <meta:document-statistic meta:table-count="0" meta:image-count="0" meta:object-count="0" meta:page-count="41" meta:paragraph-count="1083" meta:word-count="11850" meta:character-count="58214"/>
  </office:meta>
</office:document-meta>
</file>